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27c0" officeooo:paragraph-rsid="000e27c0"/>
    </style:style>
    <style:style style:name="P3" style:family="paragraph" style:parent-style-name="Table_20_Contents">
      <style:text-properties officeooo:rsid="000cf989" officeooo:paragraph-rsid="001009f9"/>
    </style:style>
    <style:style style:name="P4" style:family="paragraph" style:parent-style-name="Table_20_Contents">
      <style:text-properties officeooo:rsid="0011cc2b" officeooo:paragraph-rsid="0011cc2b"/>
    </style:style>
    <style:style style:name="P5" style:family="paragraph" style:parent-style-name="Table_20_Contents">
      <style:text-properties officeooo:rsid="001a4f08" officeooo:paragraph-rsid="001a4f08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b710" officeooo:paragraph-rsid="001bd8c4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Table_20_Contents">
      <style:text-properties officeooo:rsid="001bd8c4" officeooo:paragraph-rsid="001bd8c4"/>
    </style:style>
    <style:style style:name="P8" style:family="paragraph" style:parent-style-name="Table_20_Contents">
      <style:text-properties fo:font-style="normal" officeooo:rsid="0011cc2b" officeooo:paragraph-rsid="0011cc2b" style:font-style-asian="normal" style:font-style-complex="normal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Standard" style:list-style-name="L1">
      <style:text-properties officeooo:rsid="000e27c0" officeooo:paragraph-rsid="00147cfd"/>
    </style:style>
    <style:style style:name="P12" style:family="paragraph" style:parent-style-name="Azione_20_attore">
      <style:text-properties officeooo:rsid="001a4f08" officeooo:paragraph-rsid="000db710"/>
    </style:style>
    <style:style style:name="P13" style:family="paragraph" style:parent-style-name="Azione_20_attore" style:list-style-name="Numerazione_20_UC">
      <style:text-properties officeooo:rsid="001a4f08" officeooo:paragraph-rsid="001a4f08"/>
    </style:style>
    <style:style style:name="P14" style:family="paragraph" style:parent-style-name="Azione_20_attore" style:list-style-name="Numerazione_20_UC">
      <style:text-properties officeooo:rsid="000db710" officeooo:paragraph-rsid="001fc67c"/>
    </style:style>
    <style:style style:name="P15" style:family="paragraph" style:parent-style-name="Azione_20_attore">
      <style:text-properties officeooo:rsid="0012f53f" officeooo:paragraph-rsid="000cf989"/>
    </style:style>
    <style:style style:name="P16" style:family="paragraph" style:parent-style-name="Azione_20_attore" style:list-style-name="">
      <style:text-properties officeooo:rsid="000cf989" officeooo:paragraph-rsid="000cf989"/>
    </style:style>
    <style:style style:name="P17" style:family="paragraph" style:parent-style-name="Azione_20_sistema" style:list-style-name="Numerazione_20_UC">
      <style:text-properties fo:font-weight="normal" officeooo:rsid="001a4f08" officeooo:paragraph-rsid="001a4f08" style:font-weight-asian="normal" style:font-weight-complex="normal"/>
    </style:style>
    <style:style style:name="P18" style:family="paragraph" style:parent-style-name="Azione_20_sistema">
      <style:text-properties officeooo:rsid="0015e382" officeooo:paragraph-rsid="0015e382"/>
    </style:style>
    <style:style style:name="P19" style:family="paragraph" style:parent-style-name="Azione_20_sistema" style:list-style-name="Numerazione_20_UC">
      <style:paragraph-properties fo:margin-left="2.581cm" fo:margin-right="0.028cm" fo:text-indent="0.032cm" style:auto-text-indent="false">
        <style:tab-stops>
          <style:tab-stop style:position="0.55cm"/>
        </style:tab-stops>
      </style:paragraph-properties>
      <style:text-properties officeooo:rsid="000cf989" officeooo:paragraph-rsid="001a4f08"/>
    </style:style>
    <style:style style:name="T1" style:family="text">
      <style:text-properties officeooo:rsid="001009f9"/>
    </style:style>
    <style:style style:name="T2" style:family="text">
      <style:text-properties officeooo:rsid="0012f53f"/>
    </style:style>
    <style:style style:name="T3" style:family="text">
      <style:text-properties fo:font-weight="normal" officeooo:rsid="0015e382" style:font-weight-asian="normal" style:font-weight-complex="normal"/>
    </style:style>
    <style:style style:name="T4" style:family="text">
      <style:text-properties fo:font-weight="normal" officeooo:rsid="0015ec24" style:font-weight-asian="normal" style:font-weight-complex="normal"/>
    </style:style>
    <style:style style:name="T5" style:family="text">
      <style:text-properties fo:font-weight="normal" officeooo:rsid="001bd8c4" style:font-weight-asian="normal" style:font-weight-complex="normal"/>
    </style:style>
    <style:style style:name="T6" style:family="text">
      <style:text-properties officeooo:rsid="0013cfcb"/>
    </style:style>
    <style:style style:name="T7" style:family="text">
      <style:text-properties officeooo:rsid="000ad213"/>
    </style:style>
    <style:style style:name="T8" style:family="text">
      <style:text-properties officeooo:rsid="00185656"/>
    </style:style>
    <style:style style:name="T9" style:family="text">
      <style:text-properties officeooo:rsid="001a4f08"/>
    </style:style>
    <style:style style:name="T10" style:family="text">
      <style:text-properties officeooo:rsid="001bd8c4"/>
    </style:style>
    <style:style style:name="T11" style:family="text">
      <style:text-properties officeooo:rsid="001ca91e"/>
    </style:style>
    <style:style style:name="T12" style:family="text">
      <style:text-properties officeooo:rsid="00210010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7"><text:span text:style-name="T11">Educatore </text:span>Visualizza Storico Registr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5">EducatoreDidattic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8">L'<text:span text:style-name="T12">Educatore </text:span>accede al sistema e viene riconosciuto come <text:span text:style-name="T9">Educatore Didattic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<text:span text:style-name="T10">i</text:span></text:p>
          </table:table-cell>
          <table:table-cell table:style-name="Tabella33.B2" office:value-type="string">
            <text:list xml:id="list35543080" text:style-name="Numerazione_20_UC">
              <text:list-header>
                <text:p text:style-name="P12"/>
              </text:list-header>
              <text:list-item text:start-value="1">
                <text:p text:style-name="P14"><text:span text:style-name="T2">L'</text:span><text:span text:style-name="T12">educatore</text:span><text:span text:style-name="T2"> </text:span><text:span text:style-name="T9"><text:s/>accede alla sezione Registro</text:span></text:p>
              </text:list-item>
              <text:list-item>
                <text:p text:style-name="P13">L'<text:span text:style-name="T12">educatore </text:span>seleziona la classe per cui vuole <text:span text:style-name="T10">visualizzare il registro</text:span></text:p>
              </text:list-item>
              <text:list-item>
                <text:p text:style-name="P17">L'<text:span text:style-name="T12">educatore </text:span><text:s/>seleziona la fuzion<text:span text:style-name="T10">alità Storico Registro</text:span></text:p>
              </text:list-item>
              <text:list-item>
                <text:p text:style-name="P19"><text:span text:style-name="T4">Il sistema </text:span><text:span text:style-name="T3">mostra </text:span><text:span text:style-name="T5">una finestra in cui inserire l'arco temporale per cui visualizzare lo storico</text:span></text:p>
              </text:list-item>
              <text:list-item>
                <text:p text:style-name="P15">L'<text:span text:style-name="T12">educatore</text:span> <text:span text:style-name="T10">inserisce la data di inizio e di fine</text:span></text:p>
              </text:list-item>
              <text:list-item>
                <text:p text:style-name="P18">Il sistema <text:span text:style-name="T10">visualizza lo storico del registro</text:span></text:p>
              </text:list-item>
            </text:list>
            <text:p text:style-name="P16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<text:span text:style-name="T1">Il sistema </text:span><text:span text:style-name="T6">mostra </text:span><text:span text:style-name="T10">la schermata dello storico inerente l'arco temporale desiderato dall'</text:span><text:span text:style-name="T12">educatore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2"/>
            <text:list xml:id="list35551035" text:style-name="L1">
              <text:list-item>
                <text:p text:style-name="P11">Nel caso di un errore <text:span text:style-name="T12">dell'educatore</text:span>, il sistema mostra all’utente un messaggio di errore che <text:span text:style-name="T7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7">L'<text:span text:style-name="T12">educatore</text:span> deve poter visualizzare lo storico entro 2 secondi dall'inserimento della data</text:p>
          </table:table-cell>
        </table:table-row>
      </table:table>
      <text:p text:style-name="P10"/>
      <text:p text:style-name="P6"><text:span text:style-name="T8">UC_H_</text:span><text:span text:style-name="T9">5</text:span><text:span text:style-name="T10">7</text:span><text:span text:style-name="T8">_</text:span><text:span text:style-name="T11">educatore_</text:span><text:span text:style-name="T10">visualizza_storico</text:span><text:span text:style-name="T9">_registro</text:span><text:span text:style-name="T8">: </text:span><text:span text:style-name="T10">Visualizza Storico Registr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2M17S</meta:editing-duration>
    <meta:editing-cycles>24</meta:editing-cycles>
    <meta:generator>LibreOffice/3.6$Windows_x86 LibreOffice_project/da8c1e6-fd468f4-454e206-f42a4a9-143cfd</meta:generator>
    <dc:date>2012-11-20T15:42:28.15</dc:date>
    <meta:document-statistic meta:table-count="1" meta:image-count="0" meta:object-count="0" meta:page-count="1" meta:paragraph-count="22" meta:word-count="140" meta:character-count="1008" meta:non-whitespace-character-count="895"/>
  </office:meta>
</office:document-meta>
</file>